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B0000010E758F6BAF3A978F08.png" manifest:media-type="image/png"/>
  <manifest:file-entry manifest:full-path="Pictures/10000201000002C5000000BD792179B8734C17A0.png" manifest:media-type="image/png"/>
  <manifest:file-entry manifest:full-path="Pictures/100002010000043D00000130F18606907D2A342A.png" manifest:media-type="image/png"/>
  <manifest:file-entry manifest:full-path="Pictures/100002010000031A0000009118D83E56B51D9AB4.png" manifest:media-type="image/png"/>
  <manifest:file-entry manifest:full-path="Pictures/10000201000002F300000104FDC22281ECB5EE03.png" manifest:media-type="image/png"/>
  <manifest:file-entry manifest:full-path="Pictures/10000201000005100000027DE86A0360BD27F2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a496" officeooo:paragraph-rsid="0011a49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LAB TASK 8</text:p>
      <text:p text:style-name="P1">MEER MURTAZA(P18-0145):</text:p>
      <text:p text:style-name="P1"/>
      <text:p text:style-name="P1"><draw:frame draw:style-name="fr1" draw:name="Image1" text:anchor-type="paragraph" svg:width="6.9252in" svg:height="1.9398in" draw:z-index="0"><draw:image xlink:href="Pictures/100002010000043D00000130F18606907D2A342A.png" xlink:type="simple" xlink:show="embed" xlink:actuate="onLoad" loext:mime-type="image/png"/></draw:frame></text:p>
      <text:p text:style-name="P1"><draw:frame draw:style-name="fr1" draw:name="Image2" text:anchor-type="paragraph" svg:width="6.9252in" svg:height="3.4035in" draw:z-index="1"><draw:image xlink:href="Pictures/10000201000005100000027DE86A0360BD27F20F.png" xlink:type="simple" xlink:show="embed" xlink:actuate="onLoad" loext:mime-type="image/png"/></draw:frame></text:p>
      <text:p text:style-name="P1"><draw:frame draw:style-name="fr1" draw:name="Image3" text:anchor-type="paragraph" svg:width="6.9252in" svg:height="2.3846in" draw:z-index="2"><draw:image xlink:href="Pictures/10000201000002F300000104FDC22281ECB5EE03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><draw:frame draw:style-name="fr1" draw:name="Image4" text:anchor-type="paragraph" svg:width="6.9252in" svg:height="1.8457in" draw:z-index="3"><draw:image xlink:href="Pictures/10000201000002C5000000BD792179B8734C17A0.png" xlink:type="simple" xlink:show="embed" xlink:actuate="onLoad" loext:mime-type="image/png"/></draw:frame></text:p>
      <text:p text:style-name="P1"/>
      <text:p text:style-name="P1"><draw:frame draw:style-name="fr1" draw:name="Image5" text:anchor-type="paragraph" svg:width="6.9252in" svg:height="1.2646in" draw:z-index="4"><draw:image xlink:href="Pictures/100002010000031A0000009118D83E56B51D9AB4.png" xlink:type="simple" xlink:show="embed" xlink:actuate="onLoad" loext:mime-type="image/png"/></draw:frame></text:p>
      <text:p text:style-name="P1"><draw:frame draw:style-name="fr1" draw:name="Image6" text:anchor-type="paragraph" svg:width="6.9252in" svg:height="1.5437in" draw:z-index="5"><draw:image xlink:href="Pictures/10000201000004BB0000010E758F6BAF3A978F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6T20:10:10.514860861</meta:creation-date>
    <dc:date>2022-06-06T20:12:40.337109020</dc:date>
    <meta:editing-duration>PT2M30S</meta:editing-duration>
    <meta:editing-cycles>1</meta:editing-cycles>
    <meta:generator>LibreOffice/6.0.7.3$Linux_X86_64 LibreOffice_project/00m0$Build-3</meta:generator>
    <meta:document-statistic meta:table-count="0" meta:image-count="6" meta:object-count="0" meta:page-count="2" meta:paragraph-count="2" meta:word-count="6" meta:character-count="42" meta:non-whitespace-character-count="38"/>
  </office:meta>
</office:document-meta>
</file>